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, Roboto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71cm" table:align="left"/>
    </style:style>
    <style:style style:name="Table1.A" style:family="table-column">
      <style:table-column-properties style:column-width="7.571cm"/>
    </style:style>
    <style:style style:name="Table1.A1" style:family="table-cell">
      <style:table-cell-properties style:vertical-align="middle" fo:padding-left="0cm" fo:padding-right="0cm" fo:padding-top="0.049cm" fo:padding-bottom="0.049cm" fo:border-left="none" fo:border-right="none" fo:border-top="0.05pt solid #000000" fo:border-bottom="0.05pt solid #000000"/>
    </style:style>
    <style:style style:name="P1" style:family="paragraph" style:parent-style-name="Standard">
      <style:text-properties fo:font-weight="bold" officeooo:rsid="00091bbe" officeooo:paragraph-rsid="00091bbe" style:font-weight-asian="bold" style:font-weight-complex="bold"/>
    </style:style>
    <style:style style:name="P2" style:family="paragraph" style:parent-style-name="Standard">
      <style:text-properties fo:font-weight="normal" officeooo:rsid="00091bbe" officeooo:paragraph-rsid="00091bbe" style:font-weight-asian="normal" style:font-weight-complex="normal"/>
    </style:style>
    <style:style style:name="P3" style:family="paragraph" style:parent-style-name="Standard">
      <style:text-properties fo:font-weight="normal" officeooo:rsid="00091bbe" officeooo:paragraph-rsid="000abdab" style:font-weight-asian="normal" style:font-weight-complex="normal"/>
    </style:style>
    <style:style style:name="P4" style:family="paragraph" style:parent-style-name="Standard">
      <style:text-properties fo:font-weight="normal" officeooo:rsid="00091bbe" officeooo:paragraph-rsid="000b5610" style:font-weight-asian="normal" style:font-weight-complex="normal"/>
    </style:style>
    <style:style style:name="P5" style:family="paragraph" style:parent-style-name="Standard">
      <style:text-properties fo:font-weight="normal" officeooo:rsid="000b5610" officeooo:paragraph-rsid="000b5610" style:font-weight-asian="normal" style:font-weight-complex="normal"/>
    </style:style>
    <style:style style:name="P6" style:family="paragraph" style:parent-style-name="Standard">
      <style:text-properties officeooo:paragraph-rsid="00091bbe"/>
    </style:style>
    <style:style style:name="P7" style:family="paragraph" style:parent-style-name="Standard">
      <style:text-properties officeooo:paragraph-rsid="000abdab"/>
    </style:style>
    <style:style style:name="P8" style:family="paragraph" style:parent-style-name="Standard">
      <style:text-properties fo:color="#c9211e" officeooo:paragraph-rsid="000abdab"/>
    </style:style>
    <style:style style:name="P9" style:family="paragraph" style:parent-style-name="Standard">
      <style:text-properties fo:color="#c9211e" fo:font-weight="normal" officeooo:rsid="00091bbe" officeooo:paragraph-rsid="000abdab" style:font-weight-asian="normal" style:font-weight-complex="normal"/>
    </style:style>
    <style:style style:name="P10" style:family="paragraph" style:parent-style-name="Standard">
      <style:text-properties fo:color="#c9211e" fo:font-weight="normal" officeooo:rsid="00091bbe" officeooo:paragraph-rsid="00091bbe" style:font-weight-asian="normal" style:font-weight-complex="normal"/>
    </style:style>
    <style:style style:name="P11" style:family="paragraph" style:parent-style-name="Standard">
      <style:text-properties fo:color="#c9211e" fo:font-weight="bold" officeooo:rsid="000d8072" officeooo:paragraph-rsid="000d8072" style:font-weight-asian="bold" style:font-weight-complex="bold"/>
    </style:style>
    <style:style style:name="P12" style:family="paragraph" style:parent-style-name="Standard">
      <style:text-properties fo:color="#c9211e" fo:font-weight="bold" officeooo:rsid="000f6f46" officeooo:paragraph-rsid="000f6f46" style:font-weight-asian="bold" style:font-weight-complex="bold"/>
    </style:style>
    <style:style style:name="P13" style:family="paragraph" style:parent-style-name="Standard">
      <style:text-properties fo:color="#c9211e" fo:font-weight="bold" officeooo:rsid="00126612" officeooo:paragraph-rsid="00126612" style:font-weight-asian="bold" style:font-weight-complex="bold"/>
    </style:style>
    <style:style style:name="P14" style:family="paragraph" style:parent-style-name="Standard">
      <style:text-properties fo:color="#c9211e" style:text-underline-style="solid" style:text-underline-width="auto" style:text-underline-color="font-color" fo:font-weight="bold" officeooo:rsid="000d8072" officeooo:paragraph-rsid="000d8072" style:font-weight-asian="bold" style:font-weight-complex="bold"/>
    </style:style>
    <style:style style:name="P15" style:family="paragraph" style:parent-style-name="Standard">
      <style:text-properties fo:color="#c9211e" style:text-underline-style="solid" style:text-underline-width="auto" style:text-underline-color="font-color" fo:font-weight="bold" officeooo:rsid="000d8072" officeooo:paragraph-rsid="00126612" style:font-weight-asian="bold" style:font-weight-complex="bold"/>
    </style:style>
    <style:style style:name="P16" style:family="paragraph" style:parent-style-name="Standard">
      <style:text-properties fo:color="#bf0041" officeooo:paragraph-rsid="000abdab"/>
    </style:style>
    <style:style style:name="P17" style:family="paragraph" style:parent-style-name="Standard">
      <style:text-properties fo:color="#00a933" fo:font-weight="normal" officeooo:rsid="000b5610" officeooo:paragraph-rsid="000b5610" style:font-weight-asian="normal" style:font-weight-complex="normal"/>
    </style:style>
    <style:style style:name="P18" style:family="paragraph" style:parent-style-name="Standard">
      <style:text-properties fo:color="#158466" fo:font-weight="normal" officeooo:rsid="000ce96c" officeooo:paragraph-rsid="000ce96c" style:font-weight-asian="normal" style:font-weight-complex="normal"/>
    </style:style>
    <style:style style:name="P19" style:family="paragraph" style:parent-style-name="Standard">
      <style:text-properties fo:color="#ff0000" fo:font-weight="normal" officeooo:rsid="000ce96c" officeooo:paragraph-rsid="000ce96c" style:font-weight-asian="normal" style:font-weight-complex="normal"/>
    </style:style>
    <style:style style:name="P20" style:family="paragraph" style:parent-style-name="Standard">
      <style:text-properties fo:color="#ff0000" fo:font-weight="bold" officeooo:rsid="000b5610" officeooo:paragraph-rsid="000b5610" style:font-weight-asian="bold" style:font-weight-complex="bold"/>
    </style:style>
    <style:style style:name="P21" style:family="paragraph" style:parent-style-name="Standard">
      <style:text-properties fo:color="#000000" fo:font-weight="normal" officeooo:rsid="000ce96c" officeooo:paragraph-rsid="000ce96c" style:font-weight-asian="normal" style:font-weight-complex="normal"/>
    </style:style>
    <style:style style:name="P22" style:family="paragraph" style:parent-style-name="Standard">
      <style:text-properties fo:color="#000000" fo:font-weight="normal" officeooo:rsid="000d8072" officeooo:paragraph-rsid="000d8072" style:font-weight-asian="normal" style:font-weight-complex="normal"/>
    </style:style>
    <style:style style:name="P23" style:family="paragraph" style:parent-style-name="Standard">
      <style:text-properties fo:color="#000000" fo:font-weight="normal" officeooo:rsid="000f6f46" officeooo:paragraph-rsid="000f6f46" style:font-weight-asian="normal" style:font-weight-complex="normal"/>
    </style:style>
    <style:style style:name="P24" style:family="paragraph" style:parent-style-name="Standard">
      <style:text-properties fo:color="#000000" fo:font-weight="normal" officeooo:rsid="00126612" officeooo:paragraph-rsid="00126612" style:font-weight-asian="normal" style:font-weight-complex="normal"/>
    </style:style>
    <style:style style:name="P25" style:family="paragraph" style:parent-style-name="Standard">
      <style:text-properties fo:color="#000000" fo:font-weight="normal" officeooo:rsid="00142c11" officeooo:paragraph-rsid="00142c11" style:font-weight-asian="normal" style:font-weight-complex="normal"/>
    </style:style>
    <style:style style:name="P26" style:family="paragraph" style:parent-style-name="Standard">
      <style:text-properties fo:color="#000000" fo:font-weight="normal" officeooo:rsid="00142c11" officeooo:paragraph-rsid="00160856" style:font-weight-asian="normal" style:font-weight-complex="normal"/>
    </style:style>
    <style:style style:name="P27" style:family="paragraph" style:parent-style-name="Standard">
      <style:text-properties fo:color="#000000" fo:font-weight="normal" officeooo:rsid="000f6f46" officeooo:paragraph-rsid="000f6f46" style:font-weight-asian="normal" style:font-weight-complex="normal"/>
    </style:style>
    <style:style style:name="P28" style:family="paragraph" style:parent-style-name="Standard">
      <style:text-properties fo:color="#000000" fo:font-weight="normal" officeooo:rsid="000f6f46" officeooo:paragraph-rsid="00182615" style:font-weight-asian="normal" style:font-weight-complex="normal"/>
    </style:style>
    <style:style style:name="P29" style:family="paragraph" style:parent-style-name="Standard">
      <style:text-properties fo:color="#000000" fo:font-weight="normal" officeooo:rsid="00182615" officeooo:paragraph-rsid="00182615" style:font-weight-asian="normal" style:font-weight-complex="normal"/>
    </style:style>
    <style:style style:name="P30" style:family="paragraph" style:parent-style-name="Standard">
      <style:text-properties fo:color="#000000" fo:font-weight="normal" officeooo:rsid="00142c11" officeooo:paragraph-rsid="00142c11" style:font-weight-asian="normal" style:font-weight-complex="normal"/>
    </style:style>
    <style:style style:name="P31" style:family="paragraph" style:parent-style-name="Standard">
      <style:text-properties fo:color="#000000" fo:font-weight="normal" officeooo:paragraph-rsid="00182615"/>
    </style:style>
    <style:style style:name="P32" style:family="paragraph" style:parent-style-name="Standard">
      <style:text-properties fo:color="#8d1d75" fo:font-weight="normal" officeooo:rsid="00182615" officeooo:paragraph-rsid="00182615" style:font-weight-asian="normal" style:font-weight-complex="normal"/>
    </style:style>
    <style:style style:name="T1" style:family="text">
      <style:text-properties officeooo:rsid="000abdab"/>
    </style:style>
    <style:style style:name="T2" style:family="text">
      <style:text-properties fo:color="#c9211e"/>
    </style:style>
    <style:style style:name="T3" style:family="text">
      <style:text-properties fo:color="#c9211e" officeooo:rsid="000abdab"/>
    </style:style>
    <style:style style:name="T4" style:family="text">
      <style:text-properties fo:color="#c9211e" officeooo:rsid="00182615"/>
    </style:style>
    <style:style style:name="T5" style:family="text">
      <style:text-properties fo:color="#c9211e" fo:font-weight="normal" officeooo:rsid="00182615" style:font-weight-asian="normal" style:font-weight-complex="normal"/>
    </style:style>
    <style:style style:name="T6" style:family="text">
      <style:text-properties fo:color="#000000"/>
    </style:style>
    <style:style style:name="T7" style:family="text">
      <style:text-properties fo:color="#000000" officeooo:rsid="000abdab"/>
    </style:style>
    <style:style style:name="T8" style:family="text">
      <style:text-properties officeooo:rsid="000b5610"/>
    </style:style>
    <style:style style:name="T9" style:family="text">
      <style:text-properties officeooo:rsid="00091bbe"/>
    </style:style>
    <style:style style:name="T10" style:family="text">
      <style:text-properties fo:color="#00a933"/>
    </style:style>
    <style:style style:name="T11" style:family="text">
      <style:text-properties fo:color="#00a933" officeooo:rsid="00091bbe"/>
    </style:style>
    <style:style style:name="T12" style:family="text">
      <style:text-properties officeooo:rsid="000cd705"/>
    </style:style>
    <style:style style:name="T13" style:family="text">
      <style:text-properties officeooo:rsid="00126612"/>
    </style:style>
    <style:style style:name="T14" style:family="text">
      <style:text-properties officeooo:rsid="00160856"/>
    </style:style>
    <style:style style:name="T15" style:family="text">
      <style:text-properties officeooo:rsid="001669b6"/>
    </style:style>
    <style:style style:name="T16" style:family="text">
      <style:text-properties officeooo:rsid="00182615"/>
    </style:style>
    <style:style style:name="T17" style:family="text">
      <style:text-properties fo:color="#ff0000" officeooo:rsid="00182615"/>
    </style:style>
    <style:style style:name="T18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444444" style:text-line-through-style="none" style:text-line-through-type="none" style:font-name="Helvetica Neue" fo:letter-spacing="normal" fo:font-style="normal" style:text-underline-style="none" style:text-blinking="false"/>
    </style:style>
    <style:style style:name="T20" style:family="text">
      <style:text-properties fo:font-variant="normal" fo:text-transform="none" style:text-line-through-style="none" style:text-line-through-type="none" style:font-name="Helvetica Neue" fo:font-size="10.5pt" fo:letter-spacing="normal" fo:font-style="normal" style:text-underline-style="none" style:text-blinking="false" fo:background-color="#ffffff" loext:char-shading-value="0"/>
    </style:style>
    <style:style style:name="T21" style:family="text">
      <style:text-properties fo:font-variant="normal" fo:text-transform="none" fo:color="#c9211e" style:font-name="Helvetica Neue" fo:font-size="10.5pt" fo:letter-spacing="normal" fo:font-style="normal" style:text-underline-style="solid" style:text-underline-width="auto" style:text-underline-color="font-color" fo:font-weight="normal" officeooo:rsid="00182615" fo:background-color="#ffffff" loext:char-shading-value="0" style:font-weight-asian="normal" style:font-weight-complex="normal"/>
    </style:style>
    <style:style style:name="T22" style:family="text">
      <style:text-properties fo:font-variant="normal" fo:text-transform="none" style:font-name="Helvetica Neue" fo:font-size="10.5pt" fo:letter-spacing="normal" fo:font-style="normal" style:text-underline-style="solid" style:text-underline-width="auto" style:text-underline-color="font-color" fo:font-weight="normal" officeooo:rsid="00182615" fo:background-color="#ffffff" loext:char-shading-value="0" style:font-weight-asian="normal" style:font-weight-complex="normal"/>
    </style:style>
    <style:style style:name="T23" style:family="text">
      <style:text-properties fo:font-variant="normal" fo:text-transform="none" style:font-name="Helvetica Neue" fo:font-size="10.5pt" fo:letter-spacing="normal" fo:font-style="normal" style:text-underline-style="solid" style:text-underline-width="auto" style:text-underline-color="font-color" fo:background-color="#ffffff" loext:char-shading-value="0"/>
    </style:style>
    <style:style style:name="T24" style:family="text">
      <style:text-properties fo:font-variant="normal" fo:text-transform="none" fo:color="#8d1d75" style:text-line-through-style="none" style:text-line-through-type="none" style:font-name="Helvetica Neue" fo:font-size="10.5pt" fo:letter-spacing="normal" fo:font-style="normal" style:text-underline-style="none" style:text-blinking="false" fo:background-color="#ffffff" loext:char-shading-value="0"/>
    </style:style>
    <style:style style:name="T25" style:family="text">
      <style:text-properties fo:font-variant="normal" fo:text-transform="none" fo:color="#8d1d75" style:font-name="Helvetica Neue" fo:font-size="10.5pt" fo:letter-spacing="normal" fo:font-style="normal" style:text-underline-style="solid" style:text-underline-width="auto" style:text-underline-color="font-color" fo:font-weight="normal" officeooo:rsid="00182615" fo:background-color="#ffffff" loext:char-shading-value="0" style:font-weight-asian="normal" style:font-weight-complex="normal"/>
    </style:style>
    <style:style style:name="T26" style:family="text">
      <style:text-properties fo:font-variant="normal" fo:text-transform="none" fo:color="#8d1d75" style:font-name="Helvetica Neue" fo:font-size="10.5pt" fo:letter-spacing="normal" fo:font-style="normal" style:text-underline-style="solid" style:text-underline-width="auto" style:text-underline-color="font-color" fo:background-color="#ffffff" loext:char-shading-value="0"/>
    </style:style>
    <style:style style:name="T27" style:family="text">
      <style:text-properties officeooo:rsid="00182615" style:font-weight-asian="normal" style:font-weight-complex="normal"/>
    </style:style>
    <style:style style:name="T28" style:family="text">
      <style:text-properties fo:color="#8d1d75" style:text-line-through-style="none" style:text-line-through-type="none" style:text-underline-style="none" style:text-blinking="false" fo:background-color="transparent" loext:char-shading-value="0"/>
    </style:style>
    <style:style style:name="T29" style:family="text">
      <style:text-properties fo:color="#8d1d75" officeooo:rsid="001826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buntu:~/environment $ git remote -v</text:p>
      <text:p text:style-name="Standard">fatal: not a git repository (or any of the parent directories): .git</text:p>
      <text:p text:style-name="Standard">ubuntu:~/environment $ cd linus-project/</text:p>
      <text:p text:style-name="Standard">ubuntu:~/environment/linus-project (master) $ git remote -v</text:p>
      <text:p text:style-name="Standard">origin <text:s/>https://github.com/suryatejaebrain/linus-project.git (fetch)</text:p>
      <text:p text:style-name="Standard">origin <text:s/>https://github.com/suryatejaebrain/linus-project.git (push)</text:p>
      <text:p text:style-name="Standard">ubuntu:~/environment/linus-project (master) $ rm -rf .git </text:p>
      <text:p text:style-name="Standard">ubuntu:~/environment/linus-project $ git init</text:p>
      <text:p text:style-name="Standard">Initialized empty Git repository in /home/ubuntu/environment/linus-project/.git/</text:p>
      <text:p text:style-name="Standard">ubuntu:~/environment/linus-project (master) $ git remote add origin https://git-codecommit.ap-south-1.amazonaws.com/v1/repos/docker-pro</text:p>
      <text:p text:style-name="Standard">ubuntu:~/environment/linus-project (master) $ git remote -v</text:p>
      <text:p text:style-name="Standard">origin <text:s/>https://git-codecommit.ap-south-1.amazonaws.com/v1/repos/docker-pro (fetch)</text:p>
      <text:p text:style-name="Standard">origin <text:s/>https://git-codecommit.ap-south-1.amazonaws.com/v1/repos/docker-pro (push)</text:p>
      <text:p text:style-name="Standard"/>
      <text:p text:style-name="P1">commands to clone the reposatory from git hub and push to aws code commit</text:p>
      <text:p text:style-name="P1"/>
      <text:p text:style-name="P10">git clone <text:s text:c="2"/>git url...</text:p>
      <text:p text:style-name="P2">go to that cloned repo in ubuntu server by cd command then type <text:s/>(<text:span text:style-name="T2">git remote -v)</text:span> it gives the output </text:p>
      <text:p text:style-name="P6">origin <text:s/>https://<text:span text:style-name="T2">github.com/suryatejaebrain/linus-project.git</text:span> (fetch)</text:p>
      <text:p text:style-name="P2">origin <text:s/>https://github.com/suryatejaebrain/linus-project.git (push)</text:p>
      <text:p text:style-name="P2"/>
      <text:p text:style-name="P2">the above output tells that the credentials belongs to git hub but u want to push this to aws git commit for this you remove .git in the cloned directory command is <text:span text:style-name="T3">(</text:span><text:span text:style-name="T2">rm -rf .git)</text:span> <text:s/><text:span text:style-name="T1">then </text:span></text:p>
      <text:p text:style-name="P8">git init</text:p>
      <text:p text:style-name="P9">git remote add origin <text:s text:c="2"/><text:span text:style-name="T1">aws commit url</text:span></text:p>
      <text:p text:style-name="P9">git remote -v<text:span text:style-name="T6"> </text:span><text:span text:style-name="T7">the output is</text:span><text:span text:style-name="T1"> </text:span></text:p>
      <text:p text:style-name="P7">origin <text:s/>https://<text:span text:style-name="T2">git-codecommit.ap-south-1.amazonaws.com/</text:span>v1/repos/docker-pro (fetch)</text:p>
      <text:p text:style-name="P7">origin <text:s/>https://git-codecommit.ap-south-1.amazonaws.com/v1/repos/docker-pro (push)</text:p>
      <text:p text:style-name="P16">git add .</text:p>
      <text:p text:style-name="P16">git commit -m "docker-por"</text:p>
      <text:p text:style-name="P16">git push origin master</text:p>
      <text:p text:style-name="P3"/>
      <text:p text:style-name="P20">error</text:p>
      <text:p text:style-name="P3">git commit -m "first"</text:p>
      <text:p text:style-name="P3"/>
      <text:p text:style-name="P3">*** Please tell me who you are.</text:p>
      <text:p text:style-name="P3"/>
      <text:p text:style-name="P3">Run</text:p>
      <text:p text:style-name="P3"/>
      <text:p text:style-name="P3"><text:s text:c="2"/>git config --global user.email "you@example.com"</text:p>
      <text:p text:style-name="P3"><text:s text:c="2"/>git config --global user.name "Your Name"</text:p>
      <text:p text:style-name="P3"/>
      <text:p text:style-name="P3">to set your account's default identity.</text:p>
      <text:p text:style-name="P3">Omit --global to set the identity only in this repository.</text:p>
      <text:p text:style-name="P3"/>
      <text:p text:style-name="P3">fatal: unable to auto-detect email address (got <text:a xlink:type="simple" xlink:href="mailto:'ubuntu@ip-40-0-3-52" text:style-name="Internet_20_link" text:visited-style-name="Visited_20_Internet_20_Link">'ubuntu@ip-40-0-3-52</text:a>.(none)')</text:p>
      <text:p text:style-name="P3"/>
      <text:p text:style-name="P3"/>
      <text:p text:style-name="P5"/>
      <text:p text:style-name="P5"/>
      <text:p text:style-name="P5"/>
      <text:p text:style-name="P17"><text:soft-page-break/>sol</text:p>
      <text:p text:style-name="P5"/>
      <text:p text:style-name="P5">so gave <text:s text:c="9"/><text:span text:style-name="T9">git config --global user.email "</text:span><text:a xlink:type="simple" xlink:href="mailto:you@example.com" text:style-name="Internet_20_link" text:visited-style-name="Visited_20_Internet_20_Link"><text:span text:style-name="T11">you@example.com</text:span></text:a><text:span text:style-name="T9">" <text:s text:c="2"/></text:span>gave aws <text:span text:style-name="T12">account </text:span>gmail account mailid</text:p>
      <text:p text:style-name="P4">git config --global user.name "<text:span text:style-name="T10">Your Name</text:span>" <text:s text:c="5"/><text:span text:style-name="T8">here i created IAM user </text:span><text:span text:style-name="T12">in user go to security </text:span><text:span text:style-name="T8">and <text:s/>generate the </text:span><text:span text:style-name="T12">git credentials here you get username and passwd</text:span></text:p>
      <text:p text:style-name="P4"/>
      <text:p text:style-name="P4"/>
      <text:p text:style-name="P4"/>
      <text:p text:style-name="P4"/>
      <text:p text:style-name="P19">error</text:p>
      <text:p text:style-name="P19"/>
      <text:p text:style-name="P19"><text:s/><text:span text:style-name="T6">git add .</text:span></text:p>
      <text:p text:style-name="P21">error: 'first-repo/' does not have a commit checked out</text:p>
      <text:p text:style-name="P21">fatal: adding files failed</text:p>
      <text:p text:style-name="P21"/>
      <text:p text:style-name="P18">sol</text:p>
      <text:p text:style-name="P21">in my case, I accidentally created a directory name <text:span text:style-name="Source_20_Text">.,</text:span> inside the repository. Removing it solved the issue.</text:p>
      <text:p text:style-name="P21"/>
      <text:p text:style-name="P21"/>
      <text:p text:style-name="P21"/>
      <text:p text:style-name="P11">Code build</text:p>
      <text:p text:style-name="P22"/>
      <text:p text:style-name="P14">buildspec</text:p>
      <text:p text:style-name="P22"/>
      <text:p text:style-name="P22">artifacts:</text:p>
      <text:p text:style-name="P22"><text:s text:c="2"/>files:</text:p>
      <text:p text:style-name="P22"><text:s text:c="4"/>- target/maven-stanalone-application-0.0.1-SNAPSHOT.jar</text:p>
      <text:p text:style-name="P22"><text:s text:c="4"/>#- appspec.yml</text:p>
      <text:p text:style-name="P22">discard-paths: true</text:p>
      <text:p text:style-name="P22">phases:</text:p>
      <text:p text:style-name="P22"><text:s text:c="2"/>install:</text:p>
      <text:p text:style-name="P22"><text:s text:c="4"/>runtime-versions:</text:p>
      <text:p text:style-name="P22"><text:s text:c="6"/>java: corretto8</text:p>
      <text:p text:style-name="P22"><text:s text:c="4"/>commands:</text:p>
      <text:p text:style-name="P22"><text:s text:c="6"/>- "apt-get install git unzip -y"</text:p>
      <text:p text:style-name="P22"><text:s text:c="6"/>- "apt-get update"</text:p>
      <text:p text:style-name="P22"><text:s text:c="6"/>- "apt-get install maven -y"</text:p>
      <text:p text:style-name="P22"><text:s text:c="6"/>- "mvn install"</text:p>
      <text:p text:style-name="P22"><text:s text:c="6"/>#- "mv ROOT.war app.war"</text:p>
      <text:p text:style-name="P22">version: 0.2 <text:s text:c="6"/></text:p>
      <text:p text:style-name="P22"/>
      <text:p text:style-name="P24">after the code added in buildspec and run then we should add appspec.yml file in code commit</text:p>
      <text:p text:style-name="P24"/>
      <text:p text:style-name="P13">appspec.yml</text:p>
      <text:p text:style-name="P13"><text:s/></text:p>
      <text:p text:style-name="P24">version: 0.0</text:p>
      <text:p text:style-name="P24">os: linux</text:p>
      <text:p text:style-name="P24">files:</text:p>
      <text:p text:style-name="P24"><text:s text:c="2"/>- source: jersey-jetty-executable-war-sample.war</text:p>
      <text:p text:style-name="P24"><text:s text:c="4"/>destination: /var/lib/tomcat8/webapps/</text:p>
      <text:p text:style-name="P24"><text:soft-page-break/></text:p>
      <text:p text:style-name="P15">buildspec.<text:span text:style-name="T13">yml</text:span></text:p>
      <text:p text:style-name="P15"/>
      <text:p text:style-name="P24">artifacts:</text:p>
      <text:p text:style-name="P24"><text:s text:c="2"/>files:</text:p>
      <text:p text:style-name="P24"><text:s text:c="4"/>- target/jersey-jetty-executable-war-sample.war</text:p>
      <text:p text:style-name="P24"><text:s text:c="4"/>- appspec.yml</text:p>
      <text:p text:style-name="P24">discard-paths: true</text:p>
      <text:p text:style-name="P24">phases:</text:p>
      <text:p text:style-name="P24"><text:s text:c="2"/>install:</text:p>
      <text:p text:style-name="P24"><text:s text:c="4"/>runtime-versions:</text:p>
      <text:p text:style-name="P24"><text:s text:c="6"/>java: corretto8</text:p>
      <text:p text:style-name="P24"><text:s text:c="4"/>commands:</text:p>
      <text:p text:style-name="P24"><text:s text:c="6"/>- "apt-get install git unzip -y"</text:p>
      <text:p text:style-name="P24"><text:s text:c="6"/>- "apt-get update"</text:p>
      <text:p text:style-name="P24"><text:s text:c="6"/>- "apt-get install maven -y"</text:p>
      <text:p text:style-name="P24"><text:s text:c="6"/>- "mvn install"</text:p>
      <text:p text:style-name="P24"><text:s text:c="6"/>- "cp jersey-jetty-executable-war-sample.war app.war"</text:p>
      <text:p text:style-name="P24">version: 0.2 <text:s/></text:p>
      <text:p text:style-name="P24"/>
      <text:p text:style-name="P22"/>
      <text:p text:style-name="P12">buildspec.yml <text:s/>for nodejs <text:span text:style-name="T15">application</text:span></text:p>
      <text:p text:style-name="P23"/>
      <text:p text:style-name="P23">version: 0.2</text:p>
      <text:p text:style-name="P23"/>
      <text:p text:style-name="P23">phases:</text:p>
      <text:p text:style-name="P23"><text:s text:c="2"/>pre_build:</text:p>
      <text:p text:style-name="P23"><text:s text:c="4"/>commands:</text:p>
      <text:p text:style-name="P23"><text:s text:c="6"/>- echo Logging in to Amazon ECR...</text:p>
      <text:p text:style-name="P23"><text:s text:c="6"/>- aws --version</text:p>
      <text:p text:style-name="P23"><text:s text:c="6"/>- $(aws ecr get-login --region $AWS_DEFAULT_REGION --no-include-email)</text:p>
      <text:p text:style-name="P23"><text:s text:c="6"/>- REPOSITORY_URI=<text:span text:style-name="T2">030065439072.dkr.ecr.ap-south-1.amazonaws.com/node-app</text:span></text:p>
      <text:p text:style-name="P23"><text:s text:c="6"/>- COMMIT_HASH=$(echo $CODEBUILD_RESOLVED_SOURCE_VERSION | cut -c 1-7)</text:p>
      <text:p text:style-name="P23"><text:s text:c="6"/>- IMAGE_TAG=build-$(echo $CODEBUILD_BUILD_ID | awk -F":" '{print $2}')</text:p>
      <text:p text:style-name="P23"><text:s text:c="2"/>build:</text:p>
      <text:p text:style-name="P23"><text:s text:c="4"/>commands:</text:p>
      <text:p text:style-name="P23"><text:s text:c="6"/>- echo Build started on `date`</text:p>
      <text:p text:style-name="P23"><text:s text:c="6"/>- echo Building the Docker image...</text:p>
      <text:p text:style-name="P23"><text:s text:c="6"/>- docker build -t $REPOSITORY_URI:latest .</text:p>
      <text:p text:style-name="P23"><text:s text:c="6"/>- docker tag $REPOSITORY_URI:latest $REPOSITORY_URI:$IMAGE_TAG</text:p>
      <text:p text:style-name="P23"><text:s text:c="2"/>post_build:</text:p>
      <text:p text:style-name="P23"><text:s text:c="4"/>commands:</text:p>
      <text:p text:style-name="P23"><text:s text:c="6"/>- echo Build completed on `date`</text:p>
      <text:p text:style-name="P23"><text:s text:c="6"/>- echo Pushing the Docker images...</text:p>
      <text:p text:style-name="P23"><text:s text:c="6"/>- docker push $REPOSITORY_URI:latest</text:p>
      <text:p text:style-name="P23"><text:s text:c="6"/>- docker push $REPOSITORY_URI:$IMAGE_TAG</text:p>
      <text:p text:style-name="P23"><text:s text:c="6"/>- echo Writing image definitions file...</text:p>
      <text:p text:style-name="P23"><text:s text:c="6"/>- printf '[{"name":"nodeapp","imageUri":"%s"}]' $REPOSITORY_URI:$IMAGE_TAG &gt; imagedefinitions.json</text:p>
      <text:p text:style-name="P23"><text:s text:c="6"/>- cat imagedefinitions.json </text:p>
      <text:p text:style-name="P23">artifacts:</text:p>
      <text:p text:style-name="P23"><text:s text:c="4"/>files: imagedefinitions.json</text:p>
      <text:p text:style-name="P23"><text:soft-page-break/></text:p>
      <text:p text:style-name="P29">in the above yml file you should changes </text:p>
      <text:p text:style-name="P23"/>
      <text:p text:style-name="P28"><text:s text:c="5"/>REPOSITORY_URI=<text:span text:style-name="T2">030065439072.dkr.ecr.ap-south-1.amazonaws.com/node-app <text:s text:c="2"/></text:span><text:span text:style-name="T4">(in this <text:s text:c="5"/>place past your ecs reposatory uri)</text:span></text:p>
      <text:p text:style-name="P28"><text:span text:style-name="T4"/></text:p>
      <text:p text:style-name="P28"><text:span text:style-name="T16">printf '[{"</text:span><text:span text:style-name="T17">name":"nodeapp</text:span><text:span text:style-name="T16">","imageUri":"%s"}]' $REPOSITORY_URI:$IMAGE_TAG &gt; imagedefinitions.json <text:s text:c="6"/>(here name: nodeapp in this place you should kept the container that you provided in the task defination )</text:span></text:p>
      <text:p text:style-name="P28"/>
      <text:p text:style-name="P28"/>
      <text:p text:style-name="P31"><text:span text:style-name="T27">in IAM role u have the below permisions to the perticular role which was created by the -&gt;aws -&gt; ecs -&gt; cluster -&gt; server <text:s text:c="2"/>it is like eg </text:span><text:span text:style-name="T19">codebuild-node-app-service-role</text:span></text:p>
      <text:p text:style-name="P29"/>
      <text:p text:style-name="P29"><text:a xlink:type="simple" xlink:href="https://us-east-1.console.aws.amazon.com/iam/home#/policies/arn:aws:iam::689432425766:policy/service-role/CodeBuildBasePolicy-node-app-ap-south-1" office:target-frame-name="_blank" xlink:show="new" text:style-name="Internet_20_link" text:visited-style-name="Visited_20_Internet_20_Link"><text:span text:style-name="T24">CodeBuildBasePolicy-node-app-ap-south-1</text:span></text:a></text:p>
      <text:p text:style-name="P32"/>
      <table:table table:name="Table1" table:style-name="Table1">
        <table:table-column table:style-name="Table1.A"/>
        <table:table-row table:style-name="TableLine94712606826304">
          <table:table-cell table:style-name="Table1.A1" office:value-type="string">
            <text:p text:style-name="Table_20_Contents"><text:a xlink:type="simple" xlink:href="https://us-east-1.console.aws.amazon.com/iam/home#/policies/arn:aws:iam::689432425766:policy/service-role/CodeBuildVpcPolicy-node-app-ap-south-1" office:target-frame-name="_blank" xlink:show="new" text:style-name="Internet_20_link" text:visited-style-name="Visited_20_Internet_20_Link"><text:span text:style-name="T28">CodeBuildVpcPolicy-node-app-ap-south-1</text:span></text:a></text:p>
          </table:table-cell>
        </table:table-row>
      </table:table>
      <text:p text:style-name="Text_20_body"><text:span text:style-name="T29"><text:line-break/></text:span><text:a xlink:type="simple" xlink:href="https://us-east-1.console.aws.amazon.com/iam/home#/policies/arn:aws:iam::aws:policy/AWSCodeCommitFullAccess" office:target-frame-name="_blank" xlink:show="new" text:style-name="Internet_20_link" text:visited-style-name="Visited_20_Internet_20_Link"><text:span text:style-name="T25">AWSCodeCommitFullAccess</text:span></text:a></text:p>
      <text:p text:style-name="P23"><text:a xlink:type="simple" xlink:href="https://us-east-1.console.aws.amazon.com/iam/home#/policies/arn:aws:iam::aws:policy/AmazonEC2ContainerRegistryFullAccess" office:target-frame-name="_blank" xlink:show="new" text:style-name="Internet_20_link" text:visited-style-name="Visited_20_Internet_20_Link"><text:span text:style-name="T26">AmazonEC2ContainerRegistryFullAccess</text:span></text:a></text:p>
      <text:p text:style-name="P23"/>
      <text:p text:style-name="P23"/>
      <text:p text:style-name="P25"/>
      <text:p text:style-name="P25"/>
      <text:p text:style-name="P25">For Code Deploy we need two IAM Roles</text:p>
      <text:p text:style-name="P25">1) <text:s text:c="4"/>IAM Role ro EC2 Instance with permissions for S3FullAccess &amp; AWSCodeDeployFullAccess &amp; AWSCodeDeployFullAccess</text:p>
      <text:p text:style-name="P26">2) <text:s text:c="3"/>IAM Role CodeDeploy<text:span text:style-name="T14">Service</text:span>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, Roboto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0T15:26:41.958403618</meta:creation-date>
    <dc:date>2022-04-13T10:36:38.446352741</dc:date>
    <meta:editing-duration>PT2H18M7S</meta:editing-duration>
    <meta:editing-cycles>11</meta:editing-cycles>
    <meta:generator>LibreOffice/6.4.7.2$Linux_X86_64 LibreOffice_project/40$Build-2</meta:generator>
    <meta:document-statistic meta:table-count="1" meta:image-count="0" meta:object-count="0" meta:page-count="4" meta:paragraph-count="127" meta:word-count="628" meta:character-count="5414" meta:non-whitespace-character-count="4597"/>
  </office:meta>
</office:document-meta>
</file>